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Preformatted_20_Text">
      <style:text-properties officeooo:paragraph-rsid="000ecd69"/>
    </style:style>
    <style:style style:name="P2" style:family="paragraph" style:parent-style-name="Preformatted_20_Text">
      <style:paragraph-properties fo:text-align="center" style:justify-single-word="false"/>
      <style:text-properties fo:font-size="16pt" fo:font-style="italic" officeooo:rsid="000ecd69" officeooo:paragraph-rsid="000ecd69" style:font-size-asian="16pt" style:font-style-asian="italic" style:font-size-complex="16pt" style:font-style-complex="italic"/>
    </style:style>
    <style:style style:name="P3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0ecd69" style:font-size-asian="18pt" style:font-size-complex="18pt"/>
    </style:style>
    <style:style style:name="P4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12c170" style:font-size-asian="18pt" style:font-size-complex="18pt"/>
    </style:style>
    <style:style style:name="P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rsid="000ecd69" officeooo:paragraph-rsid="000ecd69" style:font-size-asian="18pt" style:font-size-complex="18pt"/>
    </style:style>
    <style:style style:name="P6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rsid="00109f1b" officeooo:paragraph-rsid="00109f1b" style:font-size-asian="18pt" style:font-size-complex="18pt"/>
    </style:style>
    <style:style style:name="P7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rsid="00127d84" officeooo:paragraph-rsid="00127d84" style:font-size-asian="18pt" style:font-size-complex="18pt"/>
    </style:style>
    <style:style style:name="P8" style:family="paragraph" style:parent-style-name="Preformatted_20_Text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paragraph-rsid="000ecd69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variant="normal" fo:text-transform="none" fo:color="#030303" loext:opacity="100%" style:font-name="Roboto" fo:font-size="18pt" fo:letter-spacing="normal" fo:font-style="normal" style:text-underline-style="solid" style:text-underline-width="auto" style:text-underline-color="font-color" fo:font-weight="normal" officeooo:paragraph-rsid="000ecd69" style:font-size-asian="18pt" style:font-size-complex="18pt"/>
    </style:style>
    <style:style style:name="P10" style:family="paragraph" style:parent-style-name="Preformatted_20_Text">
      <style:text-properties officeooo:paragraph-rsid="000ecd69"/>
    </style:style>
    <style:style style:name="T1" style:family="text">
      <style:text-properties officeooo:rsid="0010bb46"/>
    </style:style>
    <style:style style:name="T2" style:family="text">
      <style:text-properties officeooo:rsid="001390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Шпаргалка</text:p>
      <text:p text:style-name="P1"/>
      <text:p text:style-name="P1">-Бюджет</text:p>
      <text:p text:style-name="P1">-сроки </text:p>
      <text:p text:style-name="P1">-контакты</text:p>
      <text:p text:style-name="P1">-правки</text:p>
      <text:p text:style-name="P1">-прочее </text:p>
      <text:p text:style-name="P1"/>
      <text:p text:style-name="P3">Свойства шрифта</text:p>
      <text:p text:style-name="P1"/>
      <text:p text:style-name="P1">font-family: "Имя шрифта", "Имя шрифта", тип шрифта</text:p>
      <text:p text:style-name="P1">Устанавливает семейство шрифта</text:p>
      <text:p text:style-name="P1">Типы шрифта:</text:p>
      <text:p text:style-name="P1">serif — шрифты с засечками (антиквенные), типа Times;</text:p>
      <text:p text:style-name="P1">sans-serif — рубленные шрифты (шрифты без засечек или гротески), типичный представитель — Arial;</text:p>
      <text:p text:style-name="P1">cursive — курсивные шрифты;</text:p>
      <text:p text:style-name="P1">fantasy — декоративные шрифты;</text:p>
      <text:p text:style-name="P1">monospace — моноширинные шрифты, ширина каждого символа в таком семействе одинакова (шрифт Courier).</text:p>
      <text:p text:style-name="P1"/>
      <text:p text:style-name="P1">font-size</text:p>
      <text:p text:style-name="P1">Определяет размер шрифта элемента.</text:p>
      <text:p text:style-name="P1"/>
      <text:p text:style-name="P1">font-style:</text:p>
      <text:p text:style-name="P1">Определяет начертание шрифта — обычное, курсивное или наклонное.</text:p>
      <text:p text:style-name="P1">normal - Обычное начертание текста.</text:p>
      <text:p text:style-name="P1">italic - Курсивное начертание. </text:p>
      <text:p text:style-name="P1">oblique - Наклонное начертание. Курсив и наклонный шрифт при всей их похожести не одно и то же. Курсив это специальный шрифт имитирующий рукописный, наклонный же образуется путем наклона обычных знаков вправо. </text:p>
      <text:p text:style-name="P1"/>
      <text:p text:style-name="P1">font-weight:</text:p>
      <text:p text:style-name="P1">Устанавливает насыщенность шрифта.</text:p>
      <text:p text:style-name="P1">100 - thin</text:p>
      <text:p text:style-name="P1">300 - lite</text:p>
      <text:p text:style-name="P1">400 - normal</text:p>
      <text:p text:style-name="P1">500 - medium</text:p>
      <text:p text:style-name="P1">600 - semibold</text:p>
      <text:p text:style-name="P1">700 - bold</text:p>
      <text:p text:style-name="P1">900 - black</text:p>
      <text:p text:style-name="P1"/>
      <text:p text:style-name="P1"/>
      <text:p text:style-name="P3">Свойства текста</text:p>
      <text:p text:style-name="P1"/>
      <text:p text:style-name="P1">color</text:p>
      <text:p text:style-name="P1">Определяет цвет текста. Для задания цветов обычно используются числа в шестнадцатеричном коде, </text:p>
      <text:p text:style-name="P1">либо с помощью RGB.</text:p>
      <text:p text:style-name="P1"/>
      <text:p text:style-name="P1">text-align</text:p>
      <text:p text:style-name="P1">Определяет горизонтальное выравнивание текста в пределах элемента. </text:p>
      <text:p text:style-name="P1">center - Выравнивание текста по центру.</text:p>
      <text:p text:style-name="P1">justify - Выравнивание по ширине, что означает одновременное выравнивание по левому и правому краю. Чтобы произвести это действие браузер в этом случае добавляет пробелы между словами.</text:p>
      <text:p text:style-name="P1">left - Выравнивание текста по левому краю. </text:p>
      <text:p text:style-name="P1"><text:soft-page-break/>right - Выравнивание текста по правому краю.</text:p>
      <text:p text:style-name="P1"/>
      <text:p text:style-name="P1">text-decoration</text:p>
      <text:p text:style-name="P1">Добавляет оформление текста в виде его подчеркивания, перечеркивания, линии над текстом и мигания. </text:p>
      <text:p text:style-name="P1">Одновременно можно применить более одного стиля, перечисляя значения через пробел. Это свойство наследуется и может принимать значения:</text:p>
      <text:p text:style-name="P1">line-through - Создает перечеркнутый текст.</text:p>
      <text:p text:style-name="P1">overline - Линия проходит над текстом.</text:p>
      <text:p text:style-name="P1">underline - Устанавливает подчеркнутый текст. </text:p>
      <text:p text:style-name="P1">none - Отменяет все эффекты, в том числе и подчеркивания у ссылок, которое задано по умолчанию.</text:p>
      <text:p text:style-name="P1"/>
      <text:p text:style-name="P1">text-shadow: горизонтальное_смещение вертикальное_смещение размер цвет;</text:p>
      <text:p text:style-name="P1">Добавляет тень к тексту.</text:p>
      <text:p text:style-name="P1">Прмер text-shadow: 1px 1px 1px #000;</text:p>
      <text:p text:style-name="P1"/>
      <text:p text:style-name="P1">text-transform</text:p>
      <text:p text:style-name="P1">Управляет преобразованием текста в заглавные или прописные символы.</text:p>
      <text:p text:style-name="P1">capitalize <text:s/>- Первый символ каждого слова в предложении будет заглавным. Остальные символы свой вид не меняют.</text:p>
      <text:p text:style-name="P1">lowercase - Все символы текста становятся строчными (нижний регистр). </text:p>
      <text:p text:style-name="P1">uppercase - Все символы текста становятся прописными (верхний регистр).</text:p>
      <text:p text:style-name="P1">none - Не меняет регистр символов.</text:p>
      <text:p text:style-name="P1"/>
      <text:p text:style-name="P1">text-indent</text:p>
      <text:p text:style-name="P1">Устанавливает величину отступа первой строки блока текста. При меняется, если нам нужно создать что-то типа красной строки.</text:p>
      <text:p text:style-name="P1"/>
      <text:p text:style-name="P1">letter-spacing</text:p>
      <text:p text:style-name="P1">Определяет интервал между символами (буквами). Используется когда нужно разрядить текст.</text:p>
      <text:p text:style-name="P1"/>
      <text:p text:style-name="P1">line-height</text:p>
      <text:p text:style-name="P1">Устанавливает межстрочный интервал текста. Широко применяется при верстке текста.</text:p>
      <text:p text:style-name="P1"/>
      <text:p text:style-name="P1">white-space</text:p>
      <text:p text:style-name="P1">Управляет свойствами пробелов между словами. Пименяется в основном со значением </text:p>
      <text:p text:style-name="P1">nowrap которое запрещает перенос строки. Таким образом весь текст отображается в одну строку и не ломается. Значение normal вернет все как было.</text:p>
      <text:p text:style-name="P1"/>
      <text:p text:style-name="P1">word-spacing</text:p>
      <text:p text:style-name="P1">Устанавливает интервал между словами.</text:p>
      <text:p text:style-name="P1"/>
      <text:p text:style-name="P5">Свойства блоков СSS padding, margin, displey.</text:p>
      <text:p text:style-name="P1"/>
      <text:p text:style-name="P1">box-sizing</text:p>
      <text:p text:style-name="P1">Применяется для изменения алгоритма расчета ширины и высоты элемента. </text:p>
      <text:p text:style-name="P1">Свойство наследуется.</text:p>
      <text:p text:style-name="P1">content-box - Основывается на стандартах CSS, при этом свойства width и height задают ширину и высоту контента и не включают в себя значения отступов, полей и границ.</text:p>
      <text:p text:style-name="P1">border-box - Свойства width и height включают в себя значения полей и границ, но не отступов (margin). Эта модель используется браузером Internet Exporer в режиме несовместимости.</text:p>
      <text:p text:style-name="P1">padding-box - Свойства width и height включают в себя значения полей, но не отступов (margin) и границ (border). </text:p>
      <text:p text:style-name="P1">=========================================</text:p>
      <text:p text:style-name="P1"><text:soft-page-break/>padding</text:p>
      <text:p text:style-name="P1">Внутренний отступ элемента</text:p>
      <text:p text:style-name="P1">При указании поля в процентах, значение считается от ширины родителя элемента.</text:p>
      <text:p text:style-name="P1">Свойство не наследуется.</text:p>
      <text:p text:style-name="P1"/>
      <text:p text:style-name="P1">padding: со_всех_сторон;</text:p>
      <text:p text:style-name="P1">padding: сверху справа снизу слева;</text:p>
      <text:p text:style-name="P1">padding: сверху_снизу справа_слева;</text:p>
      <text:p text:style-name="P1">padding: сверху справа_слева снизу;</text:p>
      <text:p text:style-name="P1"/>
      <text:p text:style-name="P1">Отступ сверху и снизу не действует на срочные теги</text:p>
      <text:p text:style-name="P1">=========================================</text:p>
      <text:p text:style-name="P1">margin</text:p>
      <text:p text:style-name="P1">Внешний отступ элемента</text:p>
      <text:p text:style-name="P1">При указании поля в процентах, значение считается от ширины родителя элемента.</text:p>
      <text:p text:style-name="P1">Свойство не наследуется.</text:p>
      <text:p text:style-name="P1">Значение может быть как положительным, так и отрицательным числом.</text:p>
      <text:p text:style-name="P1"/>
      <text:p text:style-name="P1">margin: со_всех_сторон;</text:p>
      <text:p text:style-name="P1">margin: сверху справа снизу слева;</text:p>
      <text:p text:style-name="P1">margin: сверху_снизу справа_слева;</text:p>
      <text:p text:style-name="P1">margin: сверху справа_слева снизу;</text:p>
      <text:p text:style-name="P1"/>
      <text:p text:style-name="P1">Отступ сверху и снизу не действует на срочные теги</text:p>
      <text:p text:style-name="P1">=========================================</text:p>
      <text:p text:style-name="P1">width</text:p>
      <text:p text:style-name="P1">Устанавливает ширину блочных тегов и некоторыйх строчных (например img)</text:p>
      <text:p text:style-name="P1">Свойство не наследуется.</text:p>
      <text:p text:style-name="P1">width:100px;</text:p>
      <text:p text:style-name="P1">width:10%;</text:p>
      <text:p text:style-name="P1">=========================================</text:p>
      <text:p text:style-name="P1">max-width</text:p>
      <text:p text:style-name="P1">Устанавливает максимальную ширину блочных тегов и некоторыйх строчных (например img)</text:p>
      <text:p text:style-name="P1">=========================================</text:p>
      <text:p text:style-name="P1">min-width</text:p>
      <text:p text:style-name="P1">Устанавливает минимальную ширину блочных тегов и некоторыйх строчных (например img)</text:p>
      <text:p text:style-name="P1">=========================================</text:p>
      <text:p text:style-name="P1">height:</text:p>
      <text:p text:style-name="P1">Устанавливает высоту блочных тегов и некоторыйх строчных (например img)</text:p>
      <text:p text:style-name="P1">Свойство не наследуется.</text:p>
      <text:p text:style-name="P1">height:100px;</text:p>
      <text:p text:style-name="P1">height:10%;</text:p>
      <text:p text:style-name="P1">=========================================</text:p>
      <text:p text:style-name="P1">min-height</text:p>
      <text:p text:style-name="P1">Свойство не наследуется.</text:p>
      <text:p text:style-name="P1">=========================================</text:p>
      <text:p text:style-name="P1">max-height</text:p>
      <text:p text:style-name="P1">Свойство не наследуется.</text:p>
      <text:p text:style-name="P1">=========================================</text:p>
      <text:p text:style-name="P1">overflow </text:p>
      <text:p text:style-name="P1">Управляет отображением содержания блочного элемента</text:p>
      <text:p text:style-name="P1">visible - Отображается все содержание элемента, даже за пределами установленной высоты и ширины. </text:p>
      <text:p text:style-name="P1">hidden - Отображается только область внутри элемента, остальное будет скрыто.</text:p>
      <text:p text:style-name="P1">scroll - Всегда добавляются полосы прокрутки.</text:p>
      <text:p text:style-name="P1">auto - Полосы прокрутки добавляются только при необходимости.</text:p>
      <text:p text:style-name="P1">=========================================</text:p>
      <text:p text:style-name="P1">display:</text:p>
      <text:p text:style-name="P1"><text:soft-page-break/>Многоцелевое свойство, которое определяет, как элемент должен быть показан в документе.</text:p>
      <text:p text:style-name="P1">Свойство не наследуется.</text:p>
      <text:p text:style-name="P1"/>
      <text:p text:style-name="P1">block - Элемент показывается как блочный. Применение этого значения для встроенных элементов, например тега &lt;span&gt;, заставляет его вести подобно блокам — происходит перенос строк в начале и в конце содержимого. <text:tab/><text:tab/><text:tab/><text:tab/><text:tab/><text:tab/><text:tab/><text:tab/><text:tab/><text:tab/><text:tab/></text:p>
      <text:p text:style-name="P1">inline - Элемент отображается как встроенный. Использование блочных тегов, таких как &lt;div&gt; и &lt;p&gt;, автоматически создает перенос и показывает содержимое этих тегов с новой строки. Значение inline отменяет эту особенность, поэтому содержимое блочных элементов начинается с того места, где окончился предыдущий элемент. <text:tab/><text:tab/><text:tab/><text:tab/><text:tab/><text:tab/><text:tab/><text:tab/><text:tab/><text:tab/><text:tab/></text:p>
      <text:p text:style-name="P1">inline - block - Это значение генерирует блочный элемент, который обтекается другими элементами веб-страницы подобно встроенному элементу. Фактически такой элемент по своему действию похож на встраиваемые элементы (вроде тега &lt;img&gt;). При этом его внутренняя часть форматируется как блочный элемент, а сам элемент — как встроенный. <text:tab/><text:tab/><text:tab/><text:tab/><text:tab/><text:tab/><text:tab/><text:tab/><text:tab/><text:tab/><text:tab/></text:p>
      <text:p text:style-name="P1">none - Временно удаляет элемент из документа. Занимаемое им место не резервируется и веб-страница формируется так, словно элемента и не было. </text:p>
      <text:p text:style-name="P1"/>
      <text:p text:style-name="P6">Свойства и стили оформления блоков CSS opacity</text:p>
      <text:p text:style-name="P1"/>
      <text:p text:style-name="P1">border</text:p>
      <text:p text:style-name="P1">Универсальное свойство border позволяет одновременно установить толщину, </text:p>
      <text:p text:style-name="P1">стиль и цвет границы вокруг элемента.</text:p>
      <text:p text:style-name="P1">border: 1px solid #000; (размер стиль цвет)</text:p>
      <text:p text:style-name="P1">Основные стили -solid dotted dashed</text:p>
      <text:p text:style-name="P1">=========================================</text:p>
      <text:p text:style-name="P1">border-radius</text:p>
      <text:p text:style-name="P1">Устанавливает радиус скругления уголков блока.</text:p>
      <text:p text:style-name="P1">border-radius:50%; - кргуг</text:p>
      <text:p text:style-name="P1">Можно использовать вместе с overflow: hidden;</text:p>
      <text:p text:style-name="P1">=========================================</text:p>
      <text:p text:style-name="P1">outline</text:p>
      <text:p text:style-name="P1">Универсальное свойство, одновременно устанавливающее цвет, </text:p>
      <text:p text:style-name="P1">стиль и толщину внешней границы на всех четырех сторонах элемента. </text:p>
      <text:p text:style-name="P1">В отличие от линии, задаваемой через border, свойство outline </text:p>
      <text:p text:style-name="P1">не влияет на положение блока и его ширину. </text:p>
      <text:p text:style-name="P1">Также нельзя задать параметры линии на отдельных сторонах элемента, </text:p>
      <text:p text:style-name="P1">outline применяется сразу ко всем четырём сторонам. </text:p>
      <text:p text:style-name="P1">=========================================</text:p>
      <text:p text:style-name="P1">box-shadow</text:p>
      <text:p text:style-name="P1">Добавляет тень к элементу.</text:p>
      <text:p text:style-name="P1">box-shadow: сдвиг_по_гориз сдвиг_по_верт радиус расстояние</text:p>
      <text:p text:style-name="P1">Можно добавить много теней. На тень влияет свойство border-radius.</text:p>
      <text:p text:style-name="P1">=========================================</text:p>
      <text:p text:style-name="P1">opacity</text:p>
      <text:p text:style-name="P1">Определяет уровень прозрачности элемента.</text:p>
      <text:p text:style-name="P1">Отличие opacity:0; от display:none; в том что блок не убирается из верстки а только становиться прозрачным, то есть занимаемое им место остается. Так же, с прозрачными элементами все еще можно взаимодействовать, например кликать по ссылкам.</text:p>
      <text:p text:style-name="P1">=========================================</text:p>
      <text:p text:style-name="P1">visibility</text:p>
      <text:p text:style-name="P1">Предназначен для отображения или скрытия элемента.</text:p>
      <text:p text:style-name="P1">Отличие visibility: hidden; от display:none; в том что блок не убирается из верстки <text:soft-page-break/>а только скрывается, то есть занимаемое им место остается.</text:p>
      <text:p text:style-name="P1">Отличие visibility: hidden; от opacity:0; в том что блок скрывается и взаимодействовать с ним нельзя.</text:p>
      <text:p text:style-name="P3"/>
      <text:p text:style-name="P3"><text:span text:style-name="T1">СSS Свойстава</text:span> background:</text:p>
      <text:p text:style-name="P3"/>
      <text:p text:style-name="P1">Универсальное свойство background позволяет установить одновременно несколько характеристик фона а именно:</text:p>
      <text:p text:style-name="P1">=======================================================</text:p>
      <text:p text:style-name="P1">background-color - Определяет цвет фона элемента.</text:p>
      <text:p text:style-name="P1">=======================================================</text:p>
      <text:p text:style-name="P1">background-image - Устанавливает фоновое изображение для элемента.</text:p>
      <text:p text:style-name="P1"/>
      <text:p text:style-name="P1">Так же значением свойства можно указать градиент:</text:p>
      <text:p text:style-name="P1">линейный:</text:p>
      <text:p text:style-name="P1">background:linear-gradient(to top, #fefcea, #f1da36); </text:p>
      <text:p text:style-name="P1">радиальный:</text:p>
      <text:p text:style-name="P1">background:radial-gradient(ellipse at center, rgba(30,87,153,1) 0%,rgba(41,137,216,1) 50%,rgba(32,124,202,1) 51%,rgba(125,185,232,1) 100%);</text:p>
      <text:p text:style-name="P1"/>
      <text:p text:style-name="P1">Подробнее о градиентах:</text:p>
      <text:p text:style-name="P1">http://htmlbook.ru/css3-na-primerakh/lineinyi-gradient</text:p>
      <text:p text:style-name="P1"/>
      <text:p text:style-name="P1">Инструмент создания готового кода:</text:p>
      <text:p text:style-name="P1">https://www.colorzilla.com/gradient-editor/</text:p>
      <text:p text:style-name="P1">=======================================================</text:p>
      <text:p text:style-name="P1">background-position - Задает начальное положение фонового изображения, установленного с помощью свойства background-image.</text:p>
      <text:p text:style-name="P1">=======================================================</text:p>
      <text:p text:style-name="P1">background-repeat - Определяет, как будет повторяться фоновое изображение, установленное с помощью свойства background-image.</text:p>
      <text:p text:style-name="P1">no-repeat - <text:s/>Устанавливает одно фоновое изображение в элементе без его повторений, положение которого определяется свойством background-position (по умолчанию в левом верхнем углу). Аналогично no-repeat no-repeat.</text:p>
      <text:p text:style-name="P1">repeat - Фоновое изображение повторяется по горизонтали и вертикали. Аналогично repeat repeat.</text:p>
      <text:p text:style-name="P1">repeat-x - Фоновый рисунок повторяется только по горизонтали. Аналогично repeat no-repeat.</text:p>
      <text:p text:style-name="P1">repeat-y - Фоновый рисунок повторяется только по вертикали. Аналогично no-repeat repeat.</text:p>
      <text:p text:style-name="P1">inherit -Наследует значение родителя.</text:p>
      <text:p text:style-name="P1">space - Изображение повторяется столько раз, чтобы полностью заполнить область; если это не удаётся, между картинками добавляется пустое пространство.</text:p>
      <text:p text:style-name="P1">round - Изображение повторяется так, чтобы в области поместилось целое число рисунков; если это не удаётся сделать, то фоновые рисунки масштабируются.</text:p>
      <text:p text:style-name="P1">=======================================================</text:p>
      <text:p text:style-name="P1">background-attachment - Устанавливает, будет ли прокручиваться фоновое изображение вместе с содержимым элемента.</text:p>
      <text:p text:style-name="P1">fixed - Делает фоновое изображение элемента неподвижным. </text:p>
      <text:p text:style-name="P1">scroll - Позволяет перемещаться фону вместе с содержимым.</text:p>
      <text:p text:style-name="P1">inherit - Наследует значение родителя.</text:p>
      <text:p text:style-name="P1">local - Фон фиксируется с учётом поведения элемента. Если элемент имеет прокрутку, то фон будет прокручиваться вместе с содержимым, но фон выходящий за рамки элемента остаётся на месте.</text:p>
      <text:p text:style-name="P1">=======================================================</text:p>
      <text:p text:style-name="P1">background-size <text:s/>- Масштабирует фоновое изображение согласно заданным размерам.</text:p>
      <text:p text:style-name="P1">&lt;значение&gt; - Задает размер в любых доступных для CSS единицах. </text:p>
      <text:p text:style-name="P1"><text:soft-page-break/>&lt;проценты&gt; - Задает размер фоновой картинки в процентах от ширины или высоты элемента. </text:p>
      <text:p text:style-name="P1">auto - Если задано одновременно для ширины и высоты (auto auto), размеры фона остаются исходными; если только для одной стороны картинки (100px auto), то размер вычисляется автоматически исходя из пропорций картинки.</text:p>
      <text:p text:style-name="P1">cover - Масштабирует изображение с сохранением пропорций так, чтобы его ширина или высота равнялась ширине или высоте блока.</text:p>
      <text:p text:style-name="P1">contain - Масштабирует изображение с сохранением пропорций таким образом, чтобы картинка целиком поместилась внутрь блока. </text:p>
      <text:p text:style-name="P1">Если установлено одно значение, оно задает ширину фона, второе значение принимается за auto. Пропорции картинки при этом сохраняются. Использование двух значений через пробел задает ширину и высоту фоновой картинки.</text:p>
      <text:p text:style-name="P1">=======================================================</text:p>
      <text:p text:style-name="P1">Свойство background позволяет задать несколько изображений через запятую, </text:p>
      <text:p text:style-name="P1">причем со своими настройками позиционарования маштабирования и прокрутки</text:p>
      <text:p text:style-name="P1">=======================================================</text:p>
      <text:p text:style-name="P1"/>
      <text:p text:style-name="P1"/>
      <text:p text:style-name="P1"/>
      <text:p text:style-name="P7">CSS псевдлкласыы. Псевдлкласс Hover и другие.</text:p>
      <text:p text:style-name="P7"/>
      <text:p text:style-name="P7"/>
      <text:p text:style-name="P1">Синтаксис, то есть правило записи псевдоклассов прост, мы пишем селектор класса либо селектор типа </text:p>
      <text:p text:style-name="P1">ставим двоеточие, пишем тот или иной псевдосласс и уже после этого открываем фигурные </text:p>
      <text:p text:style-name="P1">скобки и пишем нужные CSS параметры:</text:p>
      <text:p text:style-name="P1">Селектор:Псевдокласс { параметры стиля }</text:p>
      <text:p text:style-name="P1">================================================================================================================</text:p>
      <text:p text:style-name="P1">Отлично, теперь рассмотрим псевдоклассы состояния.</text:p>
      <text:p text:style-name="P1"/>
      <text:p text:style-name="P1">:hover</text:p>
      <text:p text:style-name="P1">Срабатывает при наведении на элемент, часто применяется применяется как для ссылок так и для любого другого элемента.</text:p>
      <text:p text:style-name="P1"/>
      <text:p text:style-name="P1">:active</text:p>
      <text:p text:style-name="P1">Срабатывает при нажатии на элемент. В основном применяется к ссылкам и кнопкам.</text:p>
      <text:p text:style-name="P1"/>
      <text:p text:style-name="P1">:visited</text:p>
      <text:p text:style-name="P1">Срабатывает для посещенных ссылок</text:p>
      <text:p text:style-name="P1"/>
      <text:p text:style-name="P1">:focus</text:p>
      <text:p text:style-name="P1">Срабатывает при получении элементом фокуса. Часто применяется к елементам форм. Например инпутам.</text:p>
      <text:p text:style-name="P1">================================================================================================================</text:p>
      <text:p text:style-name="P1">Теперь рассмотрим псевдоклассы положения в коде.</text:p>
      <text:p text:style-name="P1"/>
      <text:p text:style-name="P1">:first-child</text:p>
      <text:p text:style-name="P1">Обращение к первому элементу в блоке</text:p>
      <text:p text:style-name="P1"/>
      <text:p text:style-name="P1">:last-child</text:p>
      <text:p text:style-name="P1">Обращение к последнему элементу в блоке</text:p>
      <text:p text:style-name="P1"/>
      <text:p text:style-name="P1">:nth-child(порядковый номер элемента)</text:p>
      <text:p text:style-name="P1">Обращение к конкретным элементам в блоке</text:p>
      <text:p text:style-name="P1"><text:soft-page-break/></text:p>
      <text:p text:style-name="P1">odd - Обращается к элементам с нечётными номерами</text:p>
      <text:p text:style-name="P1">even - Обращается к элементам с чётными номерами</text:p>
      <text:p text:style-name="P1">================================================================================================================</text:p>
      <text:p text:style-name="P1"/>
      <text:p text:style-name="P1"/>
      <text:p text:style-name="P4">Псевдоэлементы <text:s/>before <text:s text:c="2"/>after</text:p>
      <text:p text:style-name="P1"/>
      <text:p text:style-name="P1"/>
      <text:p text:style-name="P1">Псевдоэлементы – это селекторы, которые определяют область элементов, которая изначально </text:p>
      <text:p text:style-name="P1">отсутствует в дереве документа. Эта область создается искусственно с помощью CSS.</text:p>
      <text:p text:style-name="P1"/>
      <text:p text:style-name="P1">Псевдоэлемент :first-line задает стиль первой строки форматированного текста. </text:p>
      <text:p text:style-name="P1">Длина этой строки зависит от многих факторов, таких как используемый шрифт, </text:p>
      <text:p text:style-name="P1">размер окна браузера, ширина блока, языка и т.д. В правилах стиля допустимо </text:p>
      <text:p text:style-name="P1">использовать только свойства, относящиеся к шрифту, изменению цвета текста и фона.</text:p>
      <text:p text:style-name="P1">=================================================================================</text:p>
      <text:p text:style-name="P1">Псевдоэлемент :first-letter определяет стиль первого символа в тексте элемента, </text:p>
      <text:p text:style-name="P1">к которому добавляется. </text:p>
      <text:p text:style-name="P1">К этому псевдоэлементу могут применяться только стилевые свойства, </text:p>
      <text:p text:style-name="P1">связанные со свойствами шрифта, полями, отступами, границами, цветом и фоном.</text:p>
      <text:p text:style-name="P1">=================================================================================</text:p>
      <text:p text:style-name="P1">Псевдоэлемент :before применяется для отображения желаемого контента до содержимого элемента, </text:p>
      <text:p text:style-name="P1">к которому он добавляется. Работает совместно со свойством content. </text:p>
      <text:p text:style-name="P1"/>
      <text:p text:style-name="P1">При добавлении :before к блочному элементу, значение свойства display может быть только: block, inline, none, list-item. </text:p>
      <text:p text:style-name="P1">Все остальные значения будут трактоваться как block.</text:p>
      <text:p text:style-name="P1">При добавлении :before к встроенному элементу, display ограничен значениями inline и none. </text:p>
      <text:p text:style-name="P1">Все остальные будут восприниматься как inline.</text:p>
      <text:p text:style-name="P1">=================================================================================</text:p>
      <text:p text:style-name="P1">Псевдоэлемент, который используется для вывода желаемого текста после содержимого элемента, </text:p>
      <text:p text:style-name="P1">к которому он добавляется. Псевдоэлемент :after работает совместно со свойством content. </text:p>
      <text:p text:style-name="P1"/>
      <text:p text:style-name="P1">При добавлении :after к блочному элементу, значение свойства display может быть только: </text:p>
      <text:p text:style-name="P1">block, inline, none, list-item. Все остальные значения будут трактоваться как block.</text:p>
      <text:p text:style-name="P1">При добавлении :after к встроенному элементу, display ограничен значениями inline и none. </text:p>
      <text:p text:style-name="P1">Все остальные будут восприниматься как inline.</text:p>
      <text:p text:style-name="P1">=================================================================================</text:p>
      <text:p text:style-name="P1">::-ms-clear {}</text:p>
      <text:p text:style-name="P1">Задаёт стиль кнопки для очистки текстового поля. Исходно эта кнопка не видна, </text:p>
      <text:p text:style-name="P1">она появляется в правой части поля только при вводе текста.</text:p>
      <text:p text:style-name="P1">Только IE</text:p>
      <text:p text:style-name="P1">=================================================================================</text:p>
      <text:p text:style-name="P1">::-moz-focus-inner{}</text:p>
      <text:p text:style-name="P1">Задаёт стиль внутренней части элемента</text:p>
      <text:p text:style-name="P1">Только FireFox</text:p>
      <text:p text:style-name="P1">=================================================================================</text:p>
      <text:p text:style-name="P1">« »</text:p>
      <text:p text:style-name="P9"><text:soft-page-break/>CSS позиционирование (CSS position)</text:p>
      <text:p text:style-name="P9"/>
      <text:p text:style-name="P1"><text:span text:style-name="T2">C</text:span>войство position</text:p>
      <text:p text:style-name="P1">”станавливает способ позиционировани€ элемента относительно окна браузера или других объектов </text:p>
      <text:p text:style-name="P1">на веб-странице. ¬спомогательные свойства left, right, top и bottom управл€ют положением элемента, </text:p>
      <text:p text:style-name="P1">а z-index управл€ет наложением друг на друга по оси Z.</text:p>
      <text:p text:style-name="P1"/>
      <text:p text:style-name="P1">«начени€:</text:p>
      <text:p text:style-name="P1">static - элемент позиционируетс€ относительно родител€ и соседних элементов</text:p>
      <text:p text:style-name="P1">relative - элемент позиционируетс€ как static но можно двигать его относительно своего положени€</text:p>
      <text:p text:style-name="P1">absolute - элемент позиционируетс€ относительно ближайшего родител€ с relative, absolute, fixed и sticky</text:p>
      <text:p text:style-name="P1">fixed - элемент позиционируетс€ относительно окна браузера</text:p>
      <text:p text:style-name="P1">sticky - элемент позиционируетс€ как static но когда верхн€€ граница элемента будет </text:p>
      <text:p text:style-name="P1">находитьс€ на рассто€нии, указанном в параметре top, от верхней границы окна браузера (либо указанном в параметре bottom от нижней), </text:p>
      <text:p text:style-name="P1">он останетс€ в этом положении относительно окна до тех пор пока его нижн€€ граница </text:p>
      <text:p text:style-name="P1">не упретс€ в другой sticky элемент или конец родительского элемента</text:p>
      <text:p text:style-name="P1">inherit - берет значение от родител€</text:p>
      <text:p text:style-name="P1">==========================================================</text:p>
      <text:p text:style-name="P1"><text:span text:style-name="T2">С</text:span>войства:</text:p>
      <text:p text:style-name="P1">top, bottom, left и right - управл€ют положением элемента сверху снизу слева и справа.</text:p>
      <text:p text:style-name="P1">«начени€ могут указываютс€ в том числе в процентах и могут иметь отрицательные значени€.</text:p>
      <text:p text:style-name="P1"><text:span text:style-name="T2">Р</text:span>аботают с элементами к которым применен один из параметров </text:p>
      <text:p text:style-name="P1">position:relative,position:absolute,position:fixed и position:sticky (только top или bottom)</text:p>
      <text:p text:style-name="P1">==========================================================</text:p>
      <text:p text:style-name="P1"><text:span text:style-name="T2">С</text:span>войство: z-index</text:p>
      <text:p text:style-name="P1">”правл€ет наложением друг на друга элементов с</text:p>
      <text:p text:style-name="P1">параметрами position:relative,position:absolute,position:fixed по оси Z</text:p>
      <text:p text:style-name="P1"/>
      <text:p text:style-name="P1"/>
      <text:p text:style-name="P3">Каталог шрифтов:</text:p>
      <text:p text:style-name="P1">https://nomail.com.ua/</text:p>
      <text:p text:style-name="P1">Google Fonts:</text:p>
      <text:p text:style-name="P1">https://fonts.google.com/</text:p>
      <text:p text:style-name="P1">Конвертер шрифтов:</text:p>
      <text:p text:style-name="P1">http://www.font2web.com/</text:p>
      <text:p text:style-name="P1">========================================================================</text:p>
      <text:p text:style-name="P1">@font-face {</text:p>
      <text:p text:style-name="P1"><text:tab/>font-family: 'Имя шрифта';</text:p>
      <text:p text:style-name="P1"><text:tab/>font-display: swap;</text:p>
      <text:p text:style-name="P1"><text:tab/>src: url("../fonts/файл шрифта.eot");</text:p>
      <text:p text:style-name="P1"><text:tab/>src: local("O"), url("../fonts/файл шрифта.woff") format("woff"), </text:p>
      <text:p text:style-name="P1"><text:tab/><text:tab/><text:tab/>url("../fonts/файл шрифта.ttf") format("truetype"), </text:p>
      <text:p text:style-name="P1"><text:tab/><text:tab/><text:tab/>url("../fonts/файл шрифта.svg") format("svg");</text:p>
      <text:p text:style-name="P1"><text:tab/>font-weight: normal;</text:p>
      <text:p text:style-name="P1"><text:tab/>font-style: normal;</text:p>
      <text:p text:style-name="P1">}</text:p>
      <text:p text:style-name="P1">========================================================================</text:p>
      <text:p text:style-name="P1">font-family: "Имя шрифта", "Имя шрифта", тип шрифта</text:p>
      <text:p text:style-name="P1"><text:soft-page-break/>Устанавливает семейство шрифта</text:p>
      <text:p text:style-name="P1">Типы шрифта:</text:p>
      <text:p text:style-name="P1">serif — шрифты с засечками (антиквенные), типа Times;</text:p>
      <text:p text:style-name="P1">sans-serif — рубленные шрифты (шрифты без засечек или гротески), типичный представитель — Arial;</text:p>
      <text:p text:style-name="P1">cursive — курсивные шрифты;</text:p>
      <text:p text:style-name="P1">fantasy — декоративные шрифты;</text:p>
      <text:p text:style-name="P1">monospace — моноширинные шрифты, ширина каждого символа в таком семействе одинакова (шрифт Courier).</text:p>
      <text:p text:style-name="P1">========================================================================</text:p>
      <text:p text:style-name="P1">font-weight:</text:p>
      <text:p text:style-name="P1">Устанавливает насыщенность шрифта.</text:p>
      <text:p text:style-name="P1">100 - thin</text:p>
      <text:p text:style-name="P1">200 - UltraLite</text:p>
      <text:p text:style-name="P1">300 - lite</text:p>
      <text:p text:style-name="P1">400 - normal</text:p>
      <text:p text:style-name="P1">500 - medium</text:p>
      <text:p text:style-name="P1">600 - semibold</text:p>
      <text:p text:style-name="P1">700 - bold</text:p>
      <text:p text:style-name="P1">800 - Heavy</text:p>
      <text:p text:style-name="P1">900 - black</text:p>
      <text:p text:style-name="P1">========================================================================</text:p>
      <text:p text:style-name="P1"/>
      <text:p text:style-name="P1"/>
      <text:p text:style-name="P1"/>
      <text:p text:style-name="P1"/>
      <text:p text:style-name="P1"/>
      <text:p text:style-name="P1"/>
      <text:p text:style-name="P8">Сайт методологии БЭМ</text:p>
      <text:p text:style-name="P8"/>
      <text:p text:style-name="P1">https://ru.bem.info/methodology/quick-start/</text:p>
      <text:p text:style-name="P1">=================================================</text:p>
      <text:p text:style-name="P1">ОЧЕНЬ ценю твой ЛАЙК и КОММЕНТ!</text:p>
      <text:p text:style-name="P1">Поддержать канал: https://www.patreon.com/freelancerlifestyle</text:p>
      <text:p text:style-name="P1">Telegram канал: https://t.me/freelancer_lifestyle или https://teleg.run/freelancer_lifestyle</text:p>
      <text:p text:style-name="P1">Instagram: https://www.instagram.com/freelancer.lifestyle/</text:p>
      <text:p text:style-name="P1">Facebook: https://www.facebook.com/freelancerlifestyle/</text:p>
      <text:p text:style-name="P1">Telegram ЧАТ: https://t.me/flschat или https://teleg.run/flschat</text:p>
      <text:p text:style-name="P1">=================================================</text:p>
      <text:p text:style-name="P1">Блок – это функционально независимый компонент страницы, который может быть повторно использован. Когда мы задаем блоку имя класса то должны отвечать на вопрос «что это?» а не «какой, как выглядит?».</text:p>
      <text:p text:style-name="P1">=================================================</text:p>
      <text:p text:style-name="P1">Элемент – это составная часть блока, которая не может использоваться в отрыве от него. Так же как для блока имя класса должно отвечать на вопрос «Что это?», но синтаксис записи будет следующим:</text:p>
      <text:p text:style-name="P1">имякласса__имяэлемента</text:p>
      <text:p text:style-name="P1">=================================================</text:p>
      <text:p text:style-name="P1">Модификатор.</text:p>
      <text:p text:style-name="P1">Применяется для определения или уточнения внешнего вида, состояния или поведения блока либо элемента. Когда нужно выделить некий объект из множества таких же.</text:p>
      <text:p text:style-name="P1">Имя класса модификатора должно отвечать на вопрос «какой?» «как выглядит?» «как себя ведет\состояние?»</text:p>
      <text:p text:style-name="P1">Модификатор дописывается к классу блока либо элемента путем дублирования основного класса с добавлением одного нижнего подчеркивания и имени модификатора.</text:p>
      <text:p text:style-name="P1"/>
      <text:p text:style-name="P1"/>
      <text:p text:style-name="P1"><text:soft-page-break/>===================Вложенность блоков==============================</text:p>
      <text:p text:style-name="P1">&lt;!-- Блок `about` --&gt;</text:p>
      <text:p text:style-name="P1">&lt;div class="about"&gt;</text:p>
      <text:p text:style-name="P1"><text:tab/>&lt;!-- Вложенный блок `title` --&gt;</text:p>
      <text:p text:style-name="P1"><text:tab/>&lt;div class="title"&gt;&lt;/div&gt;</text:p>
      <text:p text:style-name="P1"><text:tab/>&lt;!-- Вложенный блок `subtitle` --&gt;</text:p>
      <text:p text:style-name="P1"><text:tab/>&lt;div class="subtitle"&gt;&lt;/div&gt;</text:p>
      <text:p text:style-name="P1">&lt;/div&gt;</text:p>
      <text:p text:style-name="P1">===================Вложенность элементов==============================</text:p>
      <text:p text:style-name="P1">&lt;!-- Верно --&gt;</text:p>
      <text:p text:style-name="P1">&lt;!-- Блок `row` --&gt;</text:p>
      <text:p text:style-name="P1">&lt;div class="row"&gt;</text:p>
      <text:p text:style-name="P1"><text:tab/>&lt;!-- Элемент `column` --&gt;</text:p>
      <text:p text:style-name="P1"><text:tab/>&lt;div class="row__column "&gt;</text:p>
      <text:p text:style-name="P1"><text:tab/><text:tab/>&lt;!-- Элемент `item` --&gt;</text:p>
      <text:p text:style-name="P1"><text:tab/><text:tab/>&lt;div class="row__item"&gt;</text:p>
      <text:p text:style-name="P1"/>
      <text:p text:style-name="P1"><text:tab/><text:tab/>&lt;/div&gt;</text:p>
      <text:p text:style-name="P1"><text:tab/>&lt;/div&gt;</text:p>
      <text:p text:style-name="P1">&lt;/div&gt;</text:p>
      <text:p text:style-name="P1"/>
      <text:p text:style-name="P1">&lt;!-- Неверно --&gt;</text:p>
      <text:p text:style-name="P1">&lt;!-- Блок `row` --&gt;</text:p>
      <text:p text:style-name="P1">&lt;div class="row"&gt;</text:p>
      <text:p text:style-name="P1"><text:tab/>&lt;!-- Элемент `column` --&gt;</text:p>
      <text:p text:style-name="P1"><text:tab/>&lt;div class="row__column "&gt;</text:p>
      <text:p text:style-name="P1"><text:tab/><text:tab/>&lt;!-- Элемент `item` --&gt;</text:p>
      <text:p text:style-name="P1"><text:tab/><text:tab/>&lt;div class="row__column__item"&gt;</text:p>
      <text:p text:style-name="P1"/>
      <text:p text:style-name="P1"><text:tab/><text:tab/>&lt;/div&gt;</text:p>
      <text:p text:style-name="P1"><text:tab/>&lt;/div&gt;</text:p>
      <text:p text:style-name="P1">&lt;/div&gt;</text:p>
      <text:p text:style-name="P1">====================Принадлежность элементов===================================</text:p>
      <text:p text:style-name="P1">&lt;!-- Верный пример --&gt;</text:p>
      <text:p text:style-name="P1">&lt;!-- Блок `about` --&gt;</text:p>
      <text:p text:style-name="P1">&lt;div class=" about"&gt;</text:p>
      <text:p text:style-name="P1"><text:tab/>&lt;!-- Элемент `title` --&gt;</text:p>
      <text:p text:style-name="P1"><text:tab/>&lt;div class="about__title"&gt;&lt;/div&gt;</text:p>
      <text:p text:style-name="P1"><text:tab/>&lt;!-- Элемент `subtitle` --&gt;</text:p>
      <text:p text:style-name="P1"><text:tab/>&lt;div class=" about__subtitle"&gt;&lt;/div&gt;</text:p>
      <text:p text:style-name="P1">&lt;/div&gt;</text:p>
      <text:p text:style-name="P1"/>
      <text:p text:style-name="P1"/>
      <text:p text:style-name="P1">&lt;!-- Неверный пример --&gt;</text:p>
      <text:p text:style-name="P1">&lt;!-- Блок `about` --&gt;</text:p>
      <text:p text:style-name="P1">&lt;div class=" about"&gt;</text:p>
      <text:p text:style-name="P1"><text:tab/>&lt;!-- Элемент `title` --&gt;</text:p>
      <text:p text:style-name="P1"><text:tab/>&lt;div class="about__title"&gt;&lt;/div&gt;</text:p>
      <text:p text:style-name="P1">&lt;/div&gt;</text:p>
      <text:p text:style-name="P1">&lt;!-- Элемент `subtitle` --&gt;</text:p>
      <text:p text:style-name="P1">&lt;div class=" about__subtitle"&gt;&lt;/div&gt;</text:p>
      <text:p text:style-name="P1"/>
      <text:p text:style-name="P1">====================Необязательность элементов===================================</text:p>
      <text:p text:style-name="P1">&lt;!-- Блок `about` --&gt;</text:p>
      <text:p text:style-name="P1">&lt;div class=" about"&gt;</text:p>
      <text:p text:style-name="P1"><text:tab/>&lt;!-- Вложенный блок `title` --&gt;</text:p>
      <text:p text:style-name="P1"><text:tab/>&lt;div class="title"&gt;&lt;/div&gt;</text:p>
      <text:p text:style-name="P1"><text:tab/>&lt;!-- Вложенный блок `subtitle` --&gt;</text:p>
      <text:p text:style-name="P1"><text:tab/>&lt;div class="subtitle"&gt;&lt;/div&gt;</text:p>
      <text:p text:style-name="P1"><text:soft-page-break/>&lt;/div&gt;</text:p>
      <text:p text:style-name="P1">====================Модификатор===================================</text:p>
      <text:p text:style-name="P1">&lt;nav class="menu"&gt;</text:p>
      <text:p text:style-name="P1"><text:tab/>&lt;a href="" class="menu__item menu__item_active"&gt;HOME&lt;/a&gt;</text:p>
      <text:p text:style-name="P1"><text:tab/>&lt;a href="" class="menu__item"&gt;ABOUT US&lt;/a&gt;</text:p>
      <text:p text:style-name="P1"><text:tab/>&lt;a href="" class="menu__item"&gt;PORTFOLIO&lt;/a&gt;</text:p>
      <text:p text:style-name="P1"><text:tab/>&lt;a href="" class="menu__item"&gt;CONTACT&lt;/a&gt;</text:p>
      <text:p text:style-name="P1">&lt;/nav&gt;</text:p>
      <text:p text:style-name="P1">====================Микс===================================</text:p>
      <text:p text:style-name="P1">&lt;!-- Блок `about` --&gt;</text:p>
      <text:p text:style-name="P1">&lt;div class=" about"&gt;</text:p>
      <text:p text:style-name="P1"><text:tab/>&lt;!-- Элемент `title` --&gt;</text:p>
      <text:p text:style-name="P1"><text:tab/>&lt;div class="about__title title"&gt;&lt;/div&gt;</text:p>
      <text:p text:style-name="P1"><text:tab/>&lt;!-- Элемент `subtitle` --&gt;</text:p>
      <text:p text:style-name="P1"><text:tab/>&lt;div class=" about__subtitle subtitle"&gt;&lt;/div&gt;</text:p>
      <text:p text:style-name="P1">&lt;/div&gt;</text:p>
      <text:p text:style-name="P1"/>
      <text:p text:style-name="P1"/>
      <text:p text:style-name="P1"/>
      <text:p text:style-name="P3">Условия медиазапросов (@media)</text:p>
      <text:p text:style-name="P1"/>
      <text:p text:style-name="P1">Тип устройства:</text:p>
      <text:p text:style-name="P1">all <text:tab/>Подходит для всех типов устройств.</text:p>
      <text:p text:style-name="P1">print <text:tab/>Предназначен для страничных материалов и документов, просматриваемых на экране в режиме предварительного просмотра печати.</text:p>
      <text:p text:style-name="P1">screen <text:tab/>Предназначен в первую очередь для экранов цветных компьютерных мониторов.</text:p>
      <text:p text:style-name="P1">speech <text:tab/>Предназначен для синтезаторов речи.</text:p>
      <text:p text:style-name="P1"/>
      <text:p text:style-name="P1">Характеристики устройства:</text:p>
      <text:p text:style-name="P1">width <text:tab/></text:p>
      <text:p text:style-name="P1">Проверяет ширину области просмотра. Значения задаются в единицах длины, px, em и т.д., например, (width: 800px). Обычно для проверки используются минимальные и максимальные значения ширины.</text:p>
      <text:p text:style-name="P1">min-width </text:p>
      <text:p text:style-name="P1">применяет правило если ширина области просмотра больше значения, указанного в запросе, max-width — ширина области просмотра меньше значения, указанного в запросе.</text:p>
      <text:p text:style-name="P1">height <text:tab/></text:p>
      <text:p text:style-name="P1">Проверяет высоту области просмотра. Значения задаются в единицах длины, px, em и т.д., например, (height: 500px). Обычно для проверки используются минимальные и максимальные значения высоты.</text:p>
      <text:p text:style-name="P1">min-height </text:p>
      <text:p text:style-name="P1">применяет правило если высота области просмотра больше значения, указанного в запросе, max-height — высота области просмотра которого меньше значения, указанного в запросе.</text:p>
      <text:p text:style-name="P1">aspect-ratio <text:tab/></text:p>
      <text:p text:style-name="P1">Проверяет соотношение ширины к высоте области просмотра. Широкоэкранный дисплей с соотношением сторон 16:9 может быть помечен как (aspect-ratio: 16/9).</text:p>
      <text:p text:style-name="P1">min-aspect-ratio </text:p>
      <text:p text:style-name="P1">проверяет минимальное соотношение, max-aspect-ratio — максимальное соотношение ширины к высоте области просмотра.</text:p>
      <text:p text:style-name="P1">orientation <text:tab/></text:p>
      <text:p text:style-name="P1">Проверяет ориентацию области просмотра. Принимает два значения: (orientation: portrait) и (orientation: landscape).</text:p>
      <text:p text:style-name="P1">resolution <text:tab/></text:p>
      <text:p text:style-name="P1">Проверяет разрешение экрана (количество пикселей). Значения также могут проверять количество точек на дюйм (dpi) или количество точек на сантиметр (dpcm), например, (resolution: 300dpi).</text:p>
      <text:p text:style-name="P1"><text:soft-page-break/>min-resolution </text:p>
      <text:p text:style-name="P1">проверяет минимальное разрешение экрана, max-resolution — максимальное.</text:p>
      <text:p text:style-name="P1">color <text:tab/></text:p>
      <text:p text:style-name="P1">Проверяет количество бит на каждый из цветовых компонентов устройства вывода. Например, (min-color: 4) означает, что экран конкретного устройства должен иметь 4-битную глубину цвета.</text:p>
      <text:p text:style-name="P1">min-color </text:p>
      <text:p text:style-name="P1">проверяет минимальное количество бит, max-color — максимальное количество бит.</text:p>
      <text:p text:style-name="P1">color-index <text:tab/></text:p>
      <text:p text:style-name="P1">Проверяет количество записей в таблице подстановки цветов. В качестве значения указывается положительное число, например, (color-index: 256).</text:p>
      <text:p text:style-name="P1">min-color-index </text:p>
      <text:p text:style-name="P1">проверяет минимальное количество записей, max-color-index — максимальное количество записей.</text:p>
      <text:p text:style-name="P1">monochrome <text:tab/></text:p>
      <text:p text:style-name="P1">Проверяет количество битов на пиксель монохромного устройства. Значение задается целым положительным числом, например, (min-monochrome: 8).</text:p>
      <text:p text:style-name="P1">min-monochrome </text:p>
      <text:p text:style-name="P1">проверяет минимальное количество битов, max-monochrome — максимальное количество битов.</text:p>
      <text:p text:style-name="P1">-webkit-device-pixel-ratio <text:tab/></text:p>
      <text:p text:style-name="P1">Задаёт количество физических пикселей устройства на каждый CSS-пиксель.</text:p>
      <text:p text:style-name="P1"/>
      <text:p text:style-name="P1">БУДУ РАД ПОДДЕРЖКЕ КАНАЛА=========================================================================</text:p>
      <text:p text:style-name="P1">https://www.patreon.com/freelancerlifesty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E" style:font-name-asian="Cantarell" style:font-size-asian="12pt" style:language-asian="zh" style:country-asian="CN" style:font-name-complex="Noto Kufi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E" style:font-name-asian="Cantarell" style:font-size-asian="12pt" style:language-asian="zh" style:country-asian="CN" style:font-name-complex="Noto Kufi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4T16:38:22.354735481</dc:date>
    <meta:editing-duration>P2DT7H26M47S</meta:editing-duration>
    <meta:editing-cycles>11</meta:editing-cycles>
    <meta:generator>LibreOffice/7.3.3.2$Linux_X86_64 LibreOffice_project/30$Build-2</meta:generator>
    <meta:document-statistic meta:table-count="0" meta:image-count="0" meta:object-count="0" meta:page-count="12" meta:paragraph-count="468" meta:word-count="2855" meta:character-count="25042" meta:non-whitespace-character-count="22477"/>
  </office:meta>
</office:document-meta>
</file>